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2000000020A268647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9.296cm" style:rel-column-width="32061*"/>
    </style:style>
    <style:style style:name="Tableau3.B" style:family="table-column">
      <style:table-column-properties style:column-width="9.705cm" style:rel-column-width="33474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9.006cm" fo:margin-left="0cm" table:align="left"/>
    </style:style>
    <style:style style:name="Tableau2.A" style:family="table-column">
      <style:table-column-properties style:column-width="5.38cm"/>
    </style:style>
    <style:style style:name="Tableau2.B" style:family="table-column">
      <style:table-column-properties style:column-width="4.918cm"/>
    </style:style>
    <style:style style:name="Tableau2.C" style:family="table-column">
      <style:table-column-properties style:column-width="2.402cm"/>
    </style:style>
    <style:style style:name="Tableau2.D" style:family="table-column">
      <style:table-column-properties style:column-width="6.306cm"/>
    </style:style>
    <style:style style:name="Tableau2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2.D1" style:family="table-cell">
      <style:table-cell-properties fo:background-color="#fff5f0" fo:padding="0.097cm" fo:border="0.05pt solid #c0c0c0">
        <style:background-image/>
      </style:table-cell-properties>
    </style:style>
    <style:style style:name="Tableau2.2" style:family="table-row">
      <style:table-row-properties style:min-row-height="0.081cm"/>
    </style:style>
    <style:style style:name="Tableau2.A2" style:family="table-cell" style:data-style-name="N100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2.D2" style:family="table-cell" style:data-style-name="N100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4" style:family="table">
      <style:table-properties style:width="18.99cm" table:align="left"/>
    </style:style>
    <style:style style:name="Tableau4.A" style:family="table-column">
      <style:table-column-properties style:column-width="10.298cm"/>
    </style:style>
    <style:style style:name="Tableau4.B" style:family="table-column">
      <style:table-column-properties style:column-width="2.402cm"/>
    </style:style>
    <style:style style:name="Tableau4.C" style:family="table-column">
      <style:table-column-properties style:column-width="6.29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4.C1" style:family="table-cell">
      <style:table-cell-properties fo:background-color="#fff5f0" fo:padding="0.097cm" fo:border="0.05pt solid #c0c0c0">
        <style:background-image/>
      </style:table-cell-properties>
    </style:style>
    <style:style style:name="Tableau4.A2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4.3" style:family="table-row">
      <style:table-row-properties style:min-row-height="0.081cm" fo:keep-together="always"/>
    </style:style>
    <style:style style:name="Tableau4.A3" style:family="table-cell" style:data-style-name="N100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4.C3" style:family="table-cell" style:data-style-name="N100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4.4" style:family="table-row">
      <style:table-row-properties style:min-row-height="0.579cm" fo:keep-together="always"/>
    </style:style>
    <style:style style:name="Tableau4.7" style:family="table-row">
      <style:table-row-properties style:min-row-height="0.397cm" fo:keep-together="always"/>
    </style:style>
    <style:style style:name="Tableau5" style:family="table">
      <style:table-properties style:width="19.001cm" table:align="margins" style:may-break-between-rows="false"/>
    </style:style>
    <style:style style:name="Tableau5.A" style:family="table-column">
      <style:table-column-properties style:column-width="11.46cm" style:rel-column-width="39526*"/>
    </style:style>
    <style:style style:name="Tableau5.B" style:family="table-column">
      <style:table-column-properties style:column-width="7.541cm" style:rel-column-width="26009*"/>
    </style:style>
    <style:style style:name="Tableau5.A1" style:family="table-cell">
      <style:table-cell-properties fo:padding="0cm" fo:border="none"/>
    </style:style>
    <style:style style:name="Tableau6" style:family="table">
      <style:table-properties style:width="11.458cm" table:align="margins" fo:background-color="transparent">
        <style:background-image/>
      </style:table-properties>
    </style:style>
    <style:style style:name="Tableau6.A" style:family="table-column">
      <style:table-column-properties style:column-width="0.843cm" style:rel-column-width="4820*"/>
    </style:style>
    <style:style style:name="Tableau6.B" style:family="table-column">
      <style:table-column-properties style:column-width="10.615cm" style:rel-column-width="60715*"/>
    </style:style>
    <style:style style:name="Tableau6.A1" style:family="table-cell">
      <style:table-cell-properties fo:padding="0.101cm" fo:border="none"/>
    </style:style>
    <style:style style:name="Tableau6.B1" style:family="table-cell">
      <style:table-cell-properties fo:padding="0.101cm" fo:border-left="0.05pt solid #999999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style:font-name="Calibri" fo:font-size="8pt" officeooo:paragraph-rsid="00ffde57" style:font-size-asian="8pt" style:font-size-complex="8pt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4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5" style:family="paragraph" style:parent-style-name="Table_20_Contents">
      <style:text-properties style:font-name="Calibri" fo:font-size="16pt" officeooo:paragraph-rsid="0113051f" style:font-size-complex="16pt"/>
    </style:style>
    <style:style style:name="P6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0d8440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able_20_Contents">
      <style:text-properties style:font-name="Calibri" fo:font-size="10pt" fo:font-style="normal" fo:font-weight="normal" officeooo:paragraph-rsid="0096857e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able_20_Contents">
      <style:text-properties style:font-name="Calibri" fo:font-size="10pt" fo:font-style="normal" fo:font-weight="normal" officeooo:paragraph-rsid="009eab00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ef8b31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able_20_Contents">
      <style:text-properties style:font-name="Calibri" fo:font-size="10pt" fo:font-style="normal" fo:font-weight="normal" officeooo:paragraph-rsid="00a7ed52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ad84c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00d16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0pt" officeooo:paragraph-rsid="003ad84c" style:font-size-asian="10pt" style:font-size-complex="10pt"/>
    </style:style>
    <style:style style:name="P18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style:font-name="Calibri" fo:font-size="10pt" officeooo:paragraph-rsid="001b88f9" style:font-size-asian="10pt" style:font-size-complex="10pt"/>
    </style:style>
    <style:style style:name="P20" style:family="paragraph" style:parent-style-name="Table_20_Contents">
      <style:text-properties style:font-name="Calibri" fo:font-size="10pt" officeooo:paragraph-rsid="00ef42dd" style:font-size-asian="10pt" style:font-size-complex="10pt"/>
    </style:style>
    <style:style style:name="P21" style:family="paragraph" style:parent-style-name="Table_20_Contents">
      <style:text-properties style:font-name="Calibri" fo:font-size="10pt" officeooo:paragraph-rsid="009eab00" style:font-size-asian="10pt" style:font-size-complex="10pt"/>
    </style:style>
    <style:style style:name="P22" style:family="paragraph" style:parent-style-name="Table_20_Contents">
      <style:text-properties style:font-name="Calibri" fo:font-size="10pt" fo:font-weight="bold" officeooo:paragraph-rsid="002789dc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weight="normal" officeooo:paragraph-rsid="00cacf93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d6629" officeooo:paragraph-rsid="00ed6629" style:font-size-asian="10.5pt" style:font-weight-asian="bold" style:font-size-complex="10.5pt" style:font-weight-complex="bold"/>
    </style:style>
    <style:style style:name="P26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33fec3" officeooo:paragraph-rsid="0033fec3" style:font-size-asian="10.5pt" style:font-weight-asian="bold" style:font-size-complex="10.5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0ea7dbd" style:font-size-asian="10.5pt" style:font-weight-asian="bold" style:font-size-complex="10.5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10d8440" style:font-size-asian="10.5pt" style:font-weight-asian="bold" style:font-size-complex="10.5pt" style:font-weight-complex="bold"/>
    </style:style>
    <style:style style:name="P30" style:family="paragraph" style:parent-style-name="Table_20_Contents">
      <style:text-properties style:font-name="Calibri" fo:font-size="10.5pt" fo:font-weight="bold" officeooo:rsid="00a32c25" officeooo:paragraph-rsid="00a32c25" style:font-size-asian="10.5pt" style:font-weight-asian="bold" style:font-size-complex="10.5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09a16d3" style:font-size-asian="10.5pt" style:font-style-asian="normal" style:font-weight-asian="bold" style:font-size-complex="10.5pt" style:font-style-complex="normal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Calibri" fo:font-size="8pt" officeooo:paragraph-rsid="010d8440" style:font-size-asian="8pt" style:font-size-complex="8pt"/>
    </style:style>
    <style:style style:name="P33" style:family="paragraph" style:parent-style-name="Table_20_Contents">
      <style:text-properties style:font-name="Calibri" fo:font-size="16pt" officeooo:paragraph-rsid="008fa6ab" style:font-size-asian="10pt" style:font-size-complex="16pt"/>
    </style:style>
    <style:style style:name="P34" style:family="paragraph" style:parent-style-name="Table_20_Contents">
      <style:text-properties style:font-name="Calibri" fo:font-size="16pt" officeooo:paragraph-rsid="00a425d6" style:font-size-asian="10pt" style:font-size-complex="16pt"/>
    </style:style>
    <style:style style:name="P35" style:family="paragraph" style:parent-style-name="Table_20_Contents">
      <style:text-properties style:font-name="Calibri" fo:font-size="16pt" officeooo:paragraph-rsid="00a678e1" style:font-size-asian="10pt" style:font-size-complex="16pt"/>
    </style:style>
    <style:style style:name="P36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37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officeooo:paragraph-rsid="004ca476" style:font-size-asian="9pt" style:font-size-complex="9pt"/>
    </style:style>
    <style:style style:name="P38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fo:font-style="italic" officeooo:paragraph-rsid="004dab2d" style:font-size-asian="9pt" style:font-style-asian="italic" style:font-size-complex="9pt" style:font-style-complex="italic"/>
    </style:style>
    <style:style style:name="P39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officeooo:rsid="00300d16" officeooo:paragraph-rsid="010dce0a" style:font-size-asian="10pt" style:font-size-complex="10pt"/>
    </style:style>
    <style:style style:name="P41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officeooo:rsid="00300d16" officeooo:paragraph-rsid="010d8440" style:font-size-asian="10pt" style:font-size-complex="10pt"/>
    </style:style>
    <style:style style:name="P42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9pt" officeooo:rsid="00300d16" officeooo:paragraph-rsid="010dce0a" style:font-size-asian="9pt" style:font-size-complex="9pt"/>
    </style:style>
    <style:style style:name="P43" style:family="paragraph" style:parent-style-name="Standard">
      <style:text-properties style:font-name="Calibri"/>
    </style:style>
    <style:style style:name="P44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45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46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size="10pt" fo:font-weight="bold" officeooo:rsid="00b25b52" officeooo:paragraph-rsid="010d8440" style:font-size-asian="10pt" style:font-weight-asian="bold" style:font-size-complex="10pt" style:font-weight-complex="bold"/>
    </style:style>
    <style:style style:name="P47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weight="bold" officeooo:paragraph-rsid="010d8440" style:font-weight-asian="bold" style:font-weight-complex="bold"/>
    </style:style>
    <style:style style:name="P48" style:family="paragraph" style:parent-style-name="Text_20_body">
      <style:text-properties fo:font-size="2pt" officeooo:paragraph-rsid="010d8440" style:font-size-asian="1.75pt" style:font-size-complex="2pt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fo:font-weight="normal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style="normal" style:text-underline-style="solid" style:text-underline-width="auto" style:text-underline-color="font-color" fo:font-weight="normal" officeooo:rsid="011191f9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8pt" style:text-underline-style="none" fo:font-weight="normal" officeooo:rsid="004e090b" style:font-size-asian="8pt" style:font-weight-asian="normal" style:font-size-complex="8pt" style:font-weight-complex="normal"/>
    </style:style>
    <style:style style:name="T7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8" style:family="text"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0c8eed2" style:font-size-asian="16pt" style:font-weight-asian="bold" style:font-size-complex="16pt" style:font-weight-complex="bold"/>
    </style:style>
    <style:style style:name="T14" style:family="text">
      <style:text-properties fo:color="#ffffff" fo:font-size="8pt" style:font-size-asian="8pt" style:font-size-complex="8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5"><text:span text:style-name="T11"><text:text-input text:description="&lt;company.name&gt;">Company Name</text:text-input></text:span><text:span text:style-name="T8"><text:line-break/></text:span><text:span text:style-name="T10"><text:text-input text:description="&lt;company.street&gt;">Street</text:text-input></text:span><text:span text:style-name="T10"> </text:span><text:span text:style-name="T10"><text:text-input text:description="&lt;company.street2&gt;">street2</text:text-input></text:span><text:span text:style-name="T10"><text:line-break/></text:span><text:span text:style-name="T10"><text:text-input text:description="&lt;company.zip&gt;">Zip</text:text-input></text:span><text:span text:style-name="T10"> </text:span><text:span text:style-name="T10"><text:text-input text:description="&lt;company.city&gt;">City</text:text-input></text:span><text:span text:style-name="T10"> </text:span><text:span text:style-name="T10"><text:text-input text:description="&lt;company.country_id.name&gt;">Country</text:text-input></text:span><text:span text:style-name="T9"><text:line-break/></text:span><text:span text:style-name="T9"><text:text-input text:description="&lt;(company.phone and 'Tél.:           ' or '') + (company.phone and company.phone or '')&gt;">Phone</text:text-input></text:span><text:span text:style-name="T9"><text:line-break/></text:span><text:span text:style-name="T9"><text:text-input text:description="&lt;(company.fax and 'Fax:             ' or '') + (company.fax and company.fax or '')&gt;">Fax</text:text-input></text:span><text:span text:style-name="T9"><text:line-break/></text:span><text:span text:style-name="T5">achat@dec-industrie.com</text:span></text:p>
          </table:table-cell>
          <table:table-cell table:style-name="Tableau3.A1" office:value-type="string">
            <text:p text:style-name="P6"><draw:frame draw:style-name="fr2" draw:name="image: asimage(company.logo,0,697,200,'px')" text:anchor-type="as-char" svg:width="9.592cm" svg:height="2.769cm" draw:z-index="1"><draw:text-box><text:p text:style-name="Frame_20_contents"/></draw:text-box></draw:frame></text:p>
          </table:table-cell>
        </table:table-row>
      </table:table>
      <text:p text:style-name="P4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<text:text-input text:description="&lt;if test=&quot;o.dest_address_id&quot;&gt;">If</text:text-input></text:p>
            <text:p text:style-name="P31">Adresse de livraison:</text:p>
            <text:p text:style-name="P33"><text:span text:style-name="T4"><text:text-input text:description="&lt; (o.dest_address_id.title and o.dest_address_id.title.name + ' ') or '' &gt;">Title </text:text-input></text:span><text:span text:style-name="T4"><text:text-input text:description="&lt; (o.dest_address_id.name and o.dest_address_id.name) or '' &gt;">Name</text:text-input></text:span></text:p>
            <text:p text:style-name="P9"><text:text-input text:description="&lt; (o.dest_address_id.partner_id and o.dest_address_id.partner_id.name) or '' &gt;">Partner name</text:text-input></text:p>
            <text:p text:style-name="P10"><text:text-input text:description="&lt; o.dest_address_id.street or ''&gt;">Street</text:text-input></text:p>
            <text:p text:style-name="P10"><text:text-input text:description="&lt; o.dest_address_id.street2 or ''&gt;">street 2</text:text-input></text:p>
            <text:p text:style-name="P34"><text:span text:style-name="T4"><text:text-input text:description="&lt; o.dest_address_id.zip + ' ' or '' &gt;">Zip </text:text-input></text:span><text:span text:style-name="T4"><text:text-input text:description="&lt; o.dest_address_id.city + ' ' or '' &gt;">City </text:text-input></text:span></text:p>
            <text:p text:style-name="P34"><text:span text:style-name="T4"><text:text-input text:description="&lt; o.dest_address_id.state_id and o.dest_address_id.state_id.name + ' '&gt;">State </text:text-input></text:span><text:span text:style-name="T4"><text:text-input text:description="&lt; o.dest_address_id.country_id and o.dest_address_id.country_id.name + ' ' or '' &gt;">Country</text:text-input></text:span></text:p>
            <text:p text:style-name="P8"><text:text-input text:description="&lt;/if&gt;">Endif</text:text-input></text:p>
          </table:table-cell>
          <table:table-cell table:style-name="Tableau1.A1" office:value-type="string">
            <text:p text:style-name="P30">Fournisseur:</text:p>
            <text:p text:style-name="P20"><text:text-input text:description="&lt; (o.partner_id  and o.partner_id.name) or '' &gt;">Name</text:text-input> <text:span text:style-name="T14"><text:text-input text:description="&lt; (o.partner_address_id.title and o.partner_address_id.title.name + ' ') or '' &gt;">Title </text:text-input></text:span><text:span text:style-name="T14"><text:text-input text:description="&lt; (o.partner_address_id and o.partner_address_id.name) or '' &gt;">Name</text:text-input></text:span></text:p>
            <text:p text:style-name="P21"><text:text-input text:description="&lt; (o.partner_address_id and o.partner_address_id.street ) or ''&gt;">Street</text:text-input></text:p>
            <text:p text:style-name="P11"><text:text-input text:description="&lt;if test=&quot;(o.partner_address_id and o.partner_address_id.street2)&quot;&gt;">If</text:text-input></text:p>
            <text:p text:style-name="P21"><text:text-input text:description="&lt; (o.partner_address_id and o.partner_address_id.street2) or '' &gt;">street2</text:text-input></text:p>
            <text:p text:style-name="P11"><text:text-input text:description="&lt;/if&gt;">Endif</text:text-input></text:p>
            <text:p text:style-name="P21"><text:text-input text:description="&lt; (o.partner_address_id and o.partner_address_id.zip) or '' &gt;">Zip</text:text-input> <text:text-input text:description="&lt; (o.partner_address_id and o.partner_address_id.city) or '' &gt;">City</text:text-input></text:p>
            <text:p text:style-name="P21"><text:text-input text:description="&lt; (o.partner_address_id and o.partner_address_id.state_id and o.partner_address_id.state_id.name) or ''&gt;">State </text:text-input> <text:text-input text:description="&lt; (o.partner_address_id and o.partner_address_id.country_id and o.partner_address_id.country_id.name) or '' &gt;">Country</text:text-input></text:p>
            <text:p text:style-name="P21"/>
            <text:p text:style-name="P35"><text:span text:style-name="T4"><text:text-input text:description="&lt;(o.partner_address_id and o.partner_address_id.phone and 'Tél.:           ' or '') + (o.partner_address_id and o.partner_address_id.phone or '')&gt;">Phone</text:text-input></text:span><text:span text:style-name="T4"><text:line-break/></text:span><text:span text:style-name="T4"><text:text-input text:description="&lt;(o.partner_address_id and o.partner_address_id.fax and 'Fax:           ' or '') + (o.partner_address_id and o.partner_address_id.fax or '')&gt;">Fax</text:text-input></text:span></text:p>
            <text:p text:style-name="P13"><text:text-input text:description="&lt;(o.partner_id and o.partner_id.vat and 'TVA:           ' or '') + (o.partner_id and o.partner_id.vat or '')&gt;">VAT</text:text-input></text:p>
          </table:table-cell>
        </table:table-row>
      </table:table>
      <text:p text:style-name="P44"/>
      <text:p text:style-name="P12"><text:text-input text:description="&lt;if test=&quot;o.state=='draft'&quot;&gt;">If</text:text-input></text:p>
      <text:p text:style-name="P36"><text:span text:style-name="T12">Demande de prix N°: </text:span><text:span text:style-name="T12"><text:text-input text:description="&lt;o.name&gt;">Order No</text:text-input></text:span></text:p>
      <text:p text:style-name="P12"><text:text-input text:description="&lt;/if&gt;">Endif</text:text-input></text:p>
      <text:p text:style-name="P12"><text:text-input text:description="&lt;if test=&quot;o.state != 'draft' &quot;&gt;">If</text:text-input></text:p>
      <text:p text:style-name="P23"><text:span text:style-name="T13">Commande </text:span><text:span text:style-name="T12">N°: </text:span><text:span text:style-name="T12"><text:text-input text:description="&lt;o.name&gt;">Order No</text:text-input></text:span></text:p>
      <text:p text:style-name="P12"><text:text-input text:description="&lt;/if&gt;">Endif</text:text-input></text:p>
      <text:p text:style-name="P4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24">Notre référence</text:p>
            </table:table-cell>
            <table:table-cell table:style-name="Tableau2.A1" office:value-type="string">
              <text:p text:style-name="P24">Votre référence</text:p>
            </table:table-cell>
            <table:table-cell table:style-name="Tableau2.A1" office:value-type="string">
              <text:p text:style-name="P25">Date</text:p>
            </table:table-cell>
            <table:table-cell table:style-name="Tableau2.D1" office:value-type="string">
              <text:p text:style-name="P25"/>
            </table:table-cell>
          </table:table-row>
        </table:table-header-rows>
        <table:table-row table:style-name="Tableau2.2">
          <table:table-cell table:style-name="Tableau2.A2" office:value-type="float" office:value="0">
            <text:p text:style-name="P14"><text:text-input text:description="&lt;o.name&gt;">Reference</text:text-input></text:p>
          </table:table-cell>
          <table:table-cell table:style-name="Tableau2.A2" office:value-type="float" office:value="0">
            <text:p text:style-name="P14"><text:text-input text:description="&lt;o.partner_ref or ''&gt;">Ref. fournisseur</text:text-input></text:p>
          </table:table-cell>
          <table:table-cell table:style-name="Tableau2.A2" office:value-type="float" office:value="0">
            <text:p text:style-name="P15"><text:text-input text:description="&lt;formatLang(o.date_order,date = True)&gt;">Date</text:text-input></text:p>
          </table:table-cell>
          <table:table-cell table:style-name="Tableau2.D2">
            <text:p text:style-name="P17"/>
          </table:table-cell>
        </table:table-row>
      </table:table>
      <text:p text:style-name="P7"><text:text-input text:description="&lt;if test=&quot;o.notes&quot;&gt;">If</text:text-input></text:p>
      <text:p text:style-name="P7"/>
      <text:p text:style-name="P46">Notes:</text:p>
      <text:p text:style-name="P47"><text:span text:style-name="T3"><text:text-input text:description="&lt;format(o.notes or '')&gt;">Notes</text:text-input></text:span> </text:p>
      <text:p text:style-name="P7"><text:text-input text:description="&lt;/if&gt;">Endif</text:text-input></text:p>
      <text:p text:style-name="P7"/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 table:style-name="Tableau4.1">
            <table:table-cell table:style-name="Tableau4.A1" office:value-type="string">
              <text:p text:style-name="P26">Description </text:p>
            </table:table-cell>
            <table:table-cell table:style-name="Tableau4.A1" office:value-type="string">
              <text:p text:style-name="P27">Date prévue</text:p>
            </table:table-cell>
            <table:table-cell table:style-name="Tableau4.C1" office:value-type="string">
              <text:p text:style-name="P28">Qté</text:p>
            </table:table-cell>
          </table:table-row>
        </table:table-header-rows>
        <table:table-row table:style-name="Tableau4.1">
          <table:table-cell table:style-name="Tableau4.A2" table:number-columns-spanned="3" office:value-type="string">
            <text:p text:style-name="P18"><text:text-input text:description="&lt;for each=&quot;line in purchase_order_lines(o)&quot;&gt;">Start For</text:text-input></text:p>
          </table:table-cell>
          <table:covered-table-cell/>
          <table:covered-table-cell/>
        </table:table-row>
        <table:table-row table:style-name="Tableau4.3">
          <table:table-cell table:style-name="Tableau4.A3" office:value-type="float" office:value="0">
            <text:p text:style-name="P22"><text:text-input text:description="&lt;line.supplier_code&gt;">Supplier code</text:text-input></text:p>
            <text:p text:style-name="P37"><text:text-input text:description="&lt;line.supplier_name&gt;">Supplier name</text:text-input></text:p>
          </table:table-cell>
          <table:table-cell table:style-name="Tableau4.A3" office:value-type="float" office:value="0">
            <text:p text:style-name="P16"><text:text-input text:description="&lt;formatLang(line.date_planned,date = True)&gt;">Date</text:text-input></text:p>
          </table:table-cell>
          <table:table-cell table:style-name="Tableau4.C3" office:value-type="float" office:value="0">
            <text:p text:style-name="P19"><text:text-input text:description="&lt;(formatLang(line.product_uom and line.product_qty or line.product_qty)) + ' ' + (line.product_uom and line.product_uom.name or line.product_uom.name)&gt;">Qty</text:text-input></text:p>
          </table:table-cell>
        </table:table-row>
        <table:table-row table:style-name="Tableau4.4">
          <table:table-cell table:style-name="Tableau4.C3" table:number-columns-spanned="3" office:value-type="float" office:value="0">
            <text:p text:style-name="P39"><text:text-input text:description="&lt;if test=&quot;line.notes&quot;&gt;">If</text:text-input></text:p>
          </table:table-cell>
          <table:covered-table-cell/>
          <table:covered-table-cell/>
        </table:table-row>
        <table:table-row table:style-name="Tableau4.4">
          <table:table-cell table:style-name="Tableau4.C3" table:number-columns-spanned="3" office:value-type="float" office:value="0">
            <text:p text:style-name="P38"><text:span text:style-name="T6">Note: </text:span><text:span text:style-name="T7"><text:text-input text:description="&lt;line.notes or ''&gt;">Notes</text:text-input></text:span></text:p>
          </table:table-cell>
          <table:covered-table-cell/>
          <table:covered-table-cell/>
        </table:table-row>
        <table:table-row table:style-name="Tableau4.4">
          <table:table-cell table:style-name="Tableau4.C3" table:number-columns-spanned="3" office:value-type="float" office:value="0">
            <text:p text:style-name="P39"><text:text-input text:description="&lt;/if&gt;">Endif</text:text-input></text:p>
          </table:table-cell>
          <table:covered-table-cell/>
          <table:covered-table-cell/>
        </table:table-row>
        <table:table-row table:style-name="Tableau4.7">
          <table:table-cell table:style-name="Tableau4.C3" table:number-columns-spanned="3" office:value-type="float" office:value="0">
            <text:p text:style-name="P18"><text:text-input text:description="&lt;/for&gt;">End For</text:text-input></text:p>
          </table:table-cell>
          <table:covered-table-cell/>
          <table:covered-table-cell/>
        </table:table-row>
      </table:table>
      <text:p text:style-name="P48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40"><text:text-input text:description="&lt;if test=&quot;user.signature&quot;&gt;">If</text:text-input></text:p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41"><draw:frame draw:style-name="fr3" draw:name="images2" text:anchor-type="as-char" svg:width="0.462cm" svg:height="0.462cm" draw:z-index="2"><draw:image xlink:href="Pictures/100002010000002000000020A2686478.png" xlink:type="simple" xlink:show="embed" xlink:actuate="onLoad"/></draw:frame></text:p>
                </table:table-cell>
                <table:table-cell table:style-name="Tableau6.B1" office:value-type="string">
                  <text:p text:style-name="P42"><text:text-input text:description="&lt;user.signature&gt;">Signature</text:text-input></text:p>
                </table:table-cell>
              </table:table-row>
            </table:table>
            <text:p text:style-name="P41"><text:text-input text:description="&lt;/if&gt;">EndIf</text:text-input></text:p>
          </table:table-cell>
          <table:table-cell table:style-name="Tableau5.A1" office:value-type="string">
            <text:p text:style-name="P29"/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center" style:justify-single-word="false"/>
      <style:text-properties style:font-name="Calibri" fo:font-size="8pt" officeooo:paragraph-rsid="00ffde57" style:font-size-asian="8pt" style:font-size-complex="8pt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0cm" svg:width="2cm" draw:z-index="0"><draw:text-box fo:min-height="1.065cm"><text:p text:style-name="MP2"/><text:p text:style-name="MP2"/><text:p text:style-name="MP3"><text:span text:style-name="MT1">Page </text:span><text:span text:style-name="MT1"><text:page-number text:select-page="current">1</text:page-number></text:span><text:span text:style-name="MT1"> sur </text:span><text:span text:style-name="MT1"><text:page-count>1</text:page-count></text:span></text:p></draw:text-box></draw:frame><text:text-input text:description="&lt;company.rml_footer1 and company.rml_footer1&gt;">Pied de page d'information générale</text:text-input></text:p>
        <text:p text:style-name="MP1"><text:text-input text:description="&lt;company.rml_footer2 and company.rml_footer2&gt;">Pied de page des comptes bancaires</text:text-input></text:p>
        <text:p text:style-name="MP4"><text:span text:style-name="MT2">Contact: </text:span><text:text-input text:description="&lt;user.name&gt;">User name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4-11-14T14:09:23.067000000</dc:date>
    <meta:editing-duration>PT21H52M25S</meta:editing-duration>
    <meta:editing-cycles>446</meta:editing-cycles>
    <meta:generator>LibreOffice/4.3.0.2$Windows_x86 LibreOffice_project/14ed55896fdfcb93ff437b85c4f3e1923d2b1409</meta:generator>
    <meta:document-statistic meta:table-count="6" meta:image-count="1" meta:object-count="0" meta:page-count="1" meta:paragraph-count="57" meta:word-count="227" meta:character-count="718" meta:non-whitespace-character-count="662"/>
    <meta:user-defined meta:name="Info 1"/>
    <meta:user-defined meta:name="Info 2"/>
    <meta:user-defined meta:name="Info 3"/>
    <meta:user-defined meta:name="Info 4"/>
  </office:meta>
</office:document-meta>
</file>